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paragraph-rsid="0009f893" style:font-size-asian="14pt" style:font-size-complex="14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fo:font-weight="bold" officeooo:paragraph-rsid="0009f893"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paragraph-rsid="0009f893"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officeooo:paragraph-rsid="0009f893" style:font-size-asian="12pt" style:font-size-complex="12pt"/>
    </style:style>
    <style:style style:name="P8" style:family="paragraph" style:parent-style-name="Standard">
      <style:paragraph-properties fo:text-align="start" style:justify-single-word="false"/>
      <style:text-properties fo:font-size="12pt" style:text-underline-style="none" officeooo:rsid="00159357" officeooo:paragraph-rsid="00159357" style:font-size-asian="12pt" style:font-size-complex="12pt"/>
    </style:style>
    <style:style style:name="P9" style:family="paragraph" style:parent-style-name="Standard">
      <style:paragraph-properties fo:text-align="start" style:justify-single-word="false"/>
      <style:text-properties officeooo:paragraph-rsid="0009f893"/>
    </style:style>
    <style:style style:name="P10" style:family="paragraph" style:parent-style-name="Standard">
      <style:paragraph-properties fo:text-align="start" style:justify-single-word="false"/>
      <style:text-properties fo:font-weight="bold" officeooo:paragraph-rsid="0009f893" style:font-weight-asian="bold" style:font-weight-complex="bold"/>
    </style:style>
    <style:style style:name="P11" style:family="paragraph" style:parent-style-name="Standard">
      <style:paragraph-properties fo:text-align="start" style:justify-single-word="false"/>
      <style:text-properties officeooo:rsid="0009f893" officeooo:paragraph-rsid="0009f893"/>
    </style:style>
    <style:style style:name="P12" style:family="paragraph" style:parent-style-name="Standard">
      <style:paragraph-properties fo:text-align="start" style:justify-single-word="false"/>
      <style:text-properties officeooo:rsid="0009f893" officeooo:paragraph-rsid="000e956c"/>
    </style:style>
    <style:style style:name="P13" style:family="paragraph" style:parent-style-name="Standard">
      <style:paragraph-properties fo:text-align="start" style:justify-single-word="false"/>
      <style:text-properties officeooo:rsid="000e956c" officeooo:paragraph-rsid="000e956c"/>
    </style:style>
    <style:style style:name="P14" style:family="paragraph" style:parent-style-name="Standard">
      <style:paragraph-properties fo:text-align="start" style:justify-single-word="false"/>
      <style:text-properties officeooo:rsid="000eeb56" officeooo:paragraph-rsid="000eeb56"/>
    </style:style>
    <style:style style:name="P15" style:family="paragraph" style:parent-style-name="Standard">
      <style:paragraph-properties fo:text-align="start" style:justify-single-word="false"/>
      <style:text-properties officeooo:rsid="00105f3a" officeooo:paragraph-rsid="00105f3a"/>
    </style:style>
    <style:style style:name="P16" style:family="paragraph" style:parent-style-name="Standard">
      <style:paragraph-properties fo:text-align="start" style:justify-single-word="false"/>
      <style:text-properties officeooo:rsid="0017ecdf" officeooo:paragraph-rsid="0017ecdf"/>
    </style:style>
    <style:style style:name="P17" style:family="paragraph" style:parent-style-name="Standard">
      <style:paragraph-properties fo:text-align="start" style:justify-single-word="false"/>
      <style:text-properties fo:font-weight="normal" officeooo:rsid="00117710" officeooo:paragraph-rsid="00117710" style:font-weight-asian="normal" style:font-weight-complex="normal"/>
    </style:style>
    <style:style style:name="P18" style:family="paragraph" style:parent-style-name="Standard">
      <style:paragraph-properties fo:text-align="start" style:justify-single-word="false"/>
      <style:text-properties officeooo:rsid="00117710" officeooo:paragraph-rsid="00117710"/>
    </style:style>
    <style:style style:name="P19" style:family="paragraph" style:parent-style-name="Standard">
      <style:paragraph-properties fo:text-align="start" style:justify-single-word="false"/>
      <style:text-properties officeooo:rsid="00159357" officeooo:paragraph-rsid="00159357"/>
    </style:style>
    <style:style style:name="P20" style:family="paragraph" style:parent-style-name="Standard">
      <style:paragraph-properties fo:text-align="start" style:justify-single-word="false"/>
      <style:text-properties officeooo:rsid="00199e32" officeooo:paragraph-rsid="00199e32"/>
    </style:style>
    <style:style style:name="P21" style:family="paragraph" style:parent-style-name="Standard">
      <style:paragraph-properties fo:text-align="start" style:justify-single-word="false"/>
      <style:text-properties fo:font-weight="bold" officeooo:paragraph-rsid="0009f893" style:font-weight-asian="bold" style:font-weight-complex="bold"/>
    </style:style>
    <style:style style:name="P22" style:family="paragraph" style:parent-style-name="Standard">
      <style:paragraph-properties fo:text-align="start" style:justify-single-word="false"/>
      <style:text-properties officeooo:rsid="001ac311" officeooo:paragraph-rsid="001ac311"/>
    </style:style>
    <style:style style:name="P23" style:family="paragraph" style:parent-style-name="Standard">
      <style:paragraph-properties fo:text-align="start" style:justify-single-word="false"/>
      <style:text-properties officeooo:rsid="00159357" officeooo:paragraph-rsid="00159357"/>
    </style:style>
    <style:style style:name="P24" style:family="paragraph" style:parent-style-name="Standard">
      <style:paragraph-properties fo:text-align="start" style:justify-single-word="false"/>
      <style:text-properties officeooo:rsid="001befe0" officeooo:paragraph-rsid="001befe0"/>
    </style:style>
    <style:style style:name="T1" style:family="text">
      <style:text-properties fo:font-size="12pt" style:font-size-asian="10.5pt" style:font-size-complex="12pt"/>
    </style:style>
    <style:style style:name="T2" style:family="text">
      <style:text-properties fo:font-size="12pt" officeooo:rsid="0009f893" style:font-size-asian="10.5pt" style:font-size-complex="12pt"/>
    </style:style>
    <style:style style:name="T3" style:family="text">
      <style:text-properties fo:font-size="12pt" style:text-underline-style="none" officeooo:rsid="0009f893" style:font-size-asian="12pt" style:font-size-complex="12pt"/>
    </style:style>
    <style:style style:name="T4" style:family="text">
      <style:text-properties officeooo:rsid="000be18d"/>
    </style:style>
    <style:style style:name="T5" style:family="text">
      <style:text-properties officeooo:rsid="000d4373"/>
    </style:style>
    <style:style style:name="T6" style:family="text">
      <style:text-properties officeooo:rsid="000e956c"/>
    </style:style>
    <style:style style:name="T7" style:family="text">
      <style:text-properties officeooo:rsid="000eeb56"/>
    </style:style>
    <style:style style:name="T8" style:family="text">
      <style:text-properties officeooo:rsid="00105f3a"/>
    </style:style>
    <style:style style:name="T9" style:family="text">
      <style:text-properties officeooo:rsid="00117710"/>
    </style:style>
    <style:style style:name="T10" style:family="text">
      <style:text-properties officeooo:rsid="0009f893"/>
    </style:style>
    <style:style style:name="T11" style:family="text">
      <style:text-properties officeooo:rsid="0015bffc"/>
    </style:style>
    <style:style style:name="T12" style:family="text">
      <style:text-properties officeooo:rsid="0016c4a1"/>
    </style:style>
    <style:style style:name="T13" style:family="text">
      <style:text-properties officeooo:rsid="0019e80e"/>
    </style:style>
    <style:style style:name="T14" style:family="text">
      <style:text-properties officeooo:rsid="001be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etales </text:p>
      <text:p text:style-name="P1"/>
      <text:p text:style-name="P2">Analyse théorique : </text:p>
      <text:p text:style-name="P4"/>
      <text:p text:style-name="P5">1. De quel type de jeu s’agit-il ?</text:p>
      <text:p text:style-name="P9"><text:span text:style-name="T1"/></text:p>
      <text:p text:style-name="P9"><text:span text:style-name="T1"><text:tab/></text:span><text:span text:style-name="T2">Foretales est un jeu d’aventure et de stratégie (ressemblant a un JDR). </text:span></text:p>
      <text:p text:style-name="P9"><text:span text:style-name="T1"/></text:p>
      <text:p text:style-name="P10">2. Après une heure de jeu, nommez les différentes mécaniques de gameplay rencontrées.</text:p>
      <text:p text:style-name="P9"/>
      <text:p text:style-name="P11">Mécaniques : </text:p>
      <text:p text:style-name="P11"/>
      <text:p text:style-name="P11">- Dialogue ( en fonction des actions ) </text:p>
      <text:p text:style-name="P11">- Tirage de cartes aléatoire ( lieu, ennemi, actions des personnages) </text:p>
      <text:p text:style-name="P11">- <text:span text:style-name="T4">Recouses ( nourritures, or, gloire, infamie, cartes personnages, cartes soins, etc.)</text:span></text:p>
      <text:p text:style-name="P11">- <text:span text:style-name="T4">Cartes repos</text:span></text:p>
      <text:p text:style-name="P11">- <text:span text:style-name="T4">Points de vie</text:span></text:p>
      <text:p text:style-name="P11">- <text:span text:style-name="T5">I</text:span><text:span text:style-name="T4">nteractions entre les cartes actions et les cartes lieux </text:span><text:span text:style-name="T6">&amp; interaction entre les cartes actions attaque et les cartes ennemie (tuer/ faire fuir un ennemie et le défausser) <text:s/></text:span></text:p>
      <text:p text:style-name="P11">- <text:span text:style-name="T6">Visualisation des prochain ennemie a combattre ( pioche ou sur une cartes lieux)</text:span></text:p>
      <text:p text:style-name="P12">- <text:span text:style-name="T6">échanger une action contre une autre en échange de 2 de nourriture</text:span></text:p>
      <text:p text:style-name="P12">- <text:s/><text:span text:style-name="T6">Les pouvoirs des ennemies</text:span></text:p>
      <text:p text:style-name="P12">- <text:span text:style-name="T6">Les ennemies avec des armures</text:span></text:p>
      <text:p text:style-name="P12">- <text:span text:style-name="T7">C</text:span><text:span text:style-name="T6">orrompre un ennemie, faire fuir</text:span></text:p>
      <text:p text:style-name="P12">- <text:span text:style-name="T7">F</text:span><text:span text:style-name="T6">aire fuir les ennemies lorsque la jauge de moral tombe a zéro et récupéré de la gloire</text:span></text:p>
      <text:p text:style-name="P12">- <text:span text:style-name="T7">P</text:span><text:span text:style-name="T6">rendre des dégâts</text:span></text:p>
      <text:p text:style-name="P12">- <text:span text:style-name="T7">M</text:span><text:span text:style-name="T6">ort ( rater </text:span><text:span text:style-name="T7">u</text:span><text:span text:style-name="T8">ne mission</text:span><text:span text:style-name="T7"> )</text:span></text:p>
      <text:p text:style-name="P12">- <text:span text:style-name="T7">Mort ( mourir )</text:span></text:p>
      <text:p text:style-name="P12">- <text:span text:style-name="T7">Choix des </text:span><text:span text:style-name="T9">missions </text:span></text:p>
      <text:p text:style-name="P12">- <text:span text:style-name="T7">Compte a rebours des événements négatifs ( Chapitres) </text:span></text:p>
      <text:p text:style-name="P13"><text:s/></text:p>
      <text:p text:style-name="P9"/>
      <text:p text:style-name="P10">3. Foretales mise une bonne partie de son immersion sur sa narration, expliquez comment et à quels moments les personnages, le narrateur ou tout autre protagoniste, interviennent lors des dialogues durant une mission.</text:p>
      <text:p text:style-name="P9"/>
      <text:p text:style-name="P14">La narration ce fait lorsque le joueur fait un choix d’actions et ou click sur une cartes. Les personnages ce mettent alors a dialoguer entres eux ( le joueur obtient donc des informations via ses dialogues). De plus le narrateur intervient également lorsque le joueur fait certaines choix, lors des cinématique ou bien quand le joueur attaques un chapitre. Le narrateur peut raconte<text:span text:style-name="T8">r</text:span> du lore pour faire avancer l’histoire ou faire des blagues <text:span text:style-name="T8">ou commentaires </text:span>. </text:p>
      <text:p text:style-name="P9"/>
      <text:p text:style-name="P10">4. L'utilisation des cartes dans ce jeu fait l'originalité de son gameplay. Donnez les différents types de carte présents dans le jeu.</text:p>
      <text:p text:style-name="P9"/>
      <text:p text:style-name="P15">Type de cartes : </text:p>
      <text:p text:style-name="P15"/>
      <text:p text:style-name="P15">- personnages ( les personnages que le joueur incarne, elles peuvent êtres choisie en début de mission ) </text:p>
      <text:p text:style-name="P15">- actions de personnages ( en nombres limités ) </text:p>
      <text:p text:style-name="P9">- <text:span text:style-name="T8">lieux</text:span></text:p>
      <text:p text:style-name="P9"><text:soft-page-break/>- <text:span text:style-name="T8">ennemies</text:span></text:p>
      <text:p text:style-name="P9">- <text:span text:style-name="T8">cadavres</text:span></text:p>
      <text:p text:style-name="P9">-<text:span text:style-name="T8">repos </text:span></text:p>
      <text:p text:style-name="P9">- <text:span text:style-name="T8">ressources ( or, nourriture, gloire, infamie, les cartes « événement » <text:s/>(soin, rumeur…), les cartes allié) </text:span></text:p>
      <text:p text:style-name="P9"/>
      <text:p text:style-name="P9"/>
      <text:p text:style-name="P10">5. Le déclenchement d'une rencontre contre des ennemis ainsi que le nombre de ceux-ci sont liés à un paramètre bien particulier. Expliquez son fonctionnement.</text:p>
      <text:p text:style-name="P9"/>
      <text:p text:style-name="P16">Lorsqu’une carte lieux est posée sur le plateau il y a une chance que des ennemies s’ajoutent sur cette cartes. Ces ennemis sont tirer du deck de poursuite, ce deck se remplit en fonctions des choix que le joueur fait. ( s’il vole des gens, si le joueur affronte un ennemis avec un pouvoir ou un ennemis infecté, … ) </text:p>
      <text:p text:style-name="P9"/>
      <text:p text:style-name="P10">6. Le "hub" des missions est présenté d'une façon spéciale, avec certaines d'entre elles ayant un chiffre au dessus. Expliquez de quoi il s'agit et comment cela fonctionne ainsi que son impact dans le storytelling.</text:p>
      <text:p text:style-name="P10"/>
      <text:p text:style-name="P17">Le Hub des missions ressemble a un arbres des choix, Lorsque l’on choisit une missions d’autres ce bloque et crée de nouveaux événements négatifs a empêché. c ‘est événements négatifs on un nombres de missions pour pouvoirs les évités et changer le cours de l’histoire. Cela donne un impactes aux actions du jour qui ce voit obliger de faire des choix. </text:p>
      <text:p text:style-name="P9"/>
      <text:p text:style-name="P10">7. Personnel : ce jeu vous a-t-il plu ? Pourquoi ?</text:p>
      <text:p text:style-name="P9"/>
      <text:p text:style-name="P18">Le jeu m’a plus. J’ai apprécié que le jeu donne un impact au choix du joueur et l’oppose a plusieurs <text:s/>événements qui ne peuvent pas êtres évité en même temps ce qui crée le besoins de faire des choix subjectifs. De plus le côté JDR ce fait vraiment ressentir ce que je trouve vraiment bien réalisé et intéressant. <text:s/></text:p>
      <text:p text:style-name="P9"/>
      <text:p text:style-name="P3">Pratique : </text:p>
      <text:p text:style-name="P3"/>
      <text:p text:style-name="P6"><text:span text:style-name="T10">1. </text:span>Définissez, selon vous, la mécanique de gameplay principale du jeu, et reproduisez là sous le moteur de jeu Unreal Engine (vous pouvez faire cette mécanique sur un projet en 2D ou 3D).</text:p>
      <text:p text:style-name="P7"/>
      <text:p text:style-name="P8">D’après moi la mécanique principale et le déplacements des cartes ressources/actions ainsi que leurs remplacement par une autres cartes. </text:p>
      <text:p text:style-name="P7"/>
      <text:p text:style-name="P10"><text:span text:style-name="T3">2. </text:span>Décrivez, étape par étape, comment vous avez mis en place cette mécanique.</text:p>
      <text:p text:style-name="P9"/>
      <text:p text:style-name="P19">- J’ai crée 3 WG ( WG_Hub / WG_Card / WG_Emplacement ) ainsi qu’un BP (BP_DragAndDrop). </text:p>
      <text:p text:style-name="P19">- Ensuite j’ai ajouter des fonctions au WG_Card (On drop/ On drag detected / On mouse button down) <text:s/>et WG_Emplacement ( <text:span text:style-name="T11">On drop).</text:span></text:p>
      <text:p text:style-name="P19"/>
      <text:p text:style-name="P24">Le BP_DragAndDrop permet de faire passer des information d’un Widget a l’autre. </text:p>
      <text:p text:style-name="P19"/>
      <text:p text:style-name="P19">- <text:span text:style-name="T12">WG_Card :</text:span></text:p>
      <text:p text:style-name="P19">- <text:span text:style-name="T14">event graph : donner une couleur random ( d’un tableau prédéfinit) lorsque le jeu est lancer + le déplacement du widget lorsque la sourie le survole + drag and drop cancel code. </text:span></text:p>
      <text:p text:style-name="P19"/>
      <text:p text:style-name="P19"><text:soft-page-break/>- <text:span text:style-name="T12">on drag detected : </text:span><text:span text:style-name="T14">crée un widget ainsi que la fonction de drag and drop + met l’opacité de la carte <text:tab/><text:tab/><text:tab/>a 0</text:span></text:p>
      <text:p text:style-name="P19"/>
      <text:p text:style-name="P19">- <text:span text:style-name="T12">on mouse button down : </text:span><text:span text:style-name="T14">calculer le deplacement de la carte en fonction de la sourie</text:span></text:p>
      <text:p text:style-name="P19">- <text:span text:style-name="T12">on drop : </text:span><text:span text:style-name="T14">permet de remettre l’opacité de la carte a 1</text:span></text:p>
      <text:p text:style-name="P19"/>
      <text:p text:style-name="P19">-<text:span text:style-name="T12">WG_Emplacement : <text:s text:c="2"/></text:span></text:p>
      <text:p text:style-name="P19">-<text:span text:style-name="T12">on drop : </text:span><text:span text:style-name="T14">change la couleur de la carte quand celle si est placer sur un autre widget. </text:span></text:p>
      <text:p text:style-name="P19"/>
      <text:p text:style-name="P19"/>
      <text:p text:style-name="P9"/>
      <text:p text:style-name="P9"><text:span text:style-name="T10">3. </text:span>Expliquez en quoi cette mécanique est primordiale tout au long du jeu.</text:p>
      <text:p text:style-name="P9"/>
      <text:p text:style-name="P22">Elle donne du réalisme au jeu ainsi que du poids au actions du joueur. </text:p>
      <text:p text:style-name="P9"/>
      <text:p text:style-name="P10"><text:span text:style-name="T10">4. </text:span>Pourquoi cette mécanique vous a-t-elle plu ?</text:p>
      <text:p text:style-name="P9"/>
      <text:p text:style-name="P20">Elle m’a plus car elle donne plus de vie au jeu ainsi que plus d’impacte au choix du joueur. En effet, <text:span text:style-name="T13">a mon sens</text:span> le <text:span text:style-name="T13">choix du joueur le marque plus s’il l’accompagne d’une actio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0T19:09:53.199000000</meta:creation-date>
    <dc:date>2025-02-12T22:26:51.094000000</dc:date>
    <meta:editing-duration>PT35M6S</meta:editing-duration>
    <meta:editing-cycles>9</meta:editing-cycles>
    <meta:generator>LibreOffice/24.2.2.2$Windows_X86_64 LibreOffice_project/d56cc158d8a96260b836f100ef4b4ef25d6f1a01</meta:generator>
    <meta:document-statistic meta:table-count="0" meta:image-count="0" meta:object-count="0" meta:page-count="3" meta:paragraph-count="59" meta:word-count="930" meta:character-count="5272" meta:non-whitespace-character-count="4360"/>
  </office:meta>
</office:document-meta>
</file>